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_adjF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DY296</text:p>
          </table:table-cell>
          <table:table-cell table:style-name="ce1" office:value-type="string" calcext:value-type="string">
            <text:p>B_Brisbane_60_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28.HAI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table:formula="of:=HYPERLINK(&quot;file:///home/yonatan/Documents/projects/vaccines/code/export/GSE59654.SDY180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_serotype_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table:formula="of:=HYPERLINK(&quot;file:///home/yonatan/Documents/projects/vaccines/code/export/GSE52245.SDY1260_IgG_serotype_A_D30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2245.SDY1260_IgG1_serotype_A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9743.SDY400</text:p>
          </table:table-cell>
          <table:table-cell table:style-name="ce1" office:value-type="string" calcext:value-type="string">
            <text:p>B_Wisonsin_01_20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8" calcext:value-type="float">
            <text:p>0.1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M_serotype_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3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GSE48023.SDY1276</text:p>
          </table:table-cell>
          <table:table-cell table:style-name="ce1" office:value-type="string" calcext:value-type="string">
            <text:p>A_Brisbane_10_20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AI.D14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table:formula="of:=HYPERLINK(&quot;file:///home/yonatan/Documents/projects/vaccines/code/export/GSE48023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DY67</text:p>
          </table:table-cell>
          <table:table-cell table:style-name="ce1" office:value-type="string" calcext:value-type="string">
            <text:p>A_Perth_16_2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I.D2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table:formula="of:=HYPERLINK(&quot;file:///home/yonatan/Documents/projects/vaccines/code/export/GSE59635.SDY63_A_Perth_16_2009_HAI.D28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11" calcext:value-type="float">
            <text:p>0.11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38" calcext:value-type="float">
            <text:p>0.38</text:p>
          </table:table-cell>
          <table:table-cell table:formula="of:=HYPERLINK(&quot;file:///home/yonatan/Documents/projects/vaccines/code/export/GSE48018.SDY1276_A_Brisbane_10_2007_AdjMFC_discard_seroprotected.html&quot;; &quot;Link&quot;)" office:value-type="string" office:string-value="Link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SE52245.SDY1260</text:p>
          </table:table-cell>
          <table:table-cell table:style-name="ce1" office:value-type="string" calcext:value-type="string">
            <text:p>IgG1_serotype_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jMFC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string" calcext:value-type="string">
            <text:p><text:a xlink:href="../GSE52245.SDY1260_IgG1_serotype_C_D30_discard_seroprotected.html" xlink:type="simple">Link</text:a>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30T14:50:13.603001358</dc:date>
    <meta:editing-duration>PT29M4S</meta:editing-duration>
    <meta:editing-cycles>5</meta:editing-cycles>
    <meta:generator>LibreOffice/7.3.7.2$Linux_X86_64 LibreOffice_project/30$Build-2</meta:generator>
    <meta:document-statistic meta:table-count="1" meta:cell-count="198" meta:object-count="0"/>
  </office:meta>
</office:document-meta>
</file>